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518c9" officeooo:paragraph-rsid="001518c9" style:font-size-asian="12.25pt" style:font-size-complex="14pt"/>
    </style:style>
    <style:style style:name="P2" style:family="paragraph" style:parent-style-name="Standard">
      <style:text-properties fo:font-size="20pt" officeooo:rsid="001518c9" officeooo:paragraph-rsid="001518c9" style:font-size-asian="20pt" style:font-size-complex="20pt"/>
    </style:style>
    <style:style style:name="P3" style:family="paragraph" style:parent-style-name="Standard">
      <style:text-properties fo:font-size="20pt" officeooo:rsid="001518c9" officeooo:paragraph-rsid="001518c9" style:font-size-asian="17.5pt" style:font-size-complex="20pt"/>
    </style:style>
    <style:style style:name="P4" style:family="paragraph" style:parent-style-name="Standard">
      <style:text-properties fo:font-size="20pt" officeooo:rsid="00151b48" officeooo:paragraph-rsid="00151b48" style:font-size-asian="17.5pt" style:font-size-complex="20pt"/>
    </style:style>
    <style:style style:name="P5" style:family="paragraph" style:parent-style-name="Standard">
      <style:text-properties fo:font-size="20pt" officeooo:rsid="0015745a" officeooo:paragraph-rsid="001518c9" style:font-size-asian="17.5pt" style:font-size-complex="20pt"/>
    </style:style>
    <style:style style:name="P6" style:family="paragraph" style:parent-style-name="Standard">
      <style:text-properties fo:font-size="20pt" officeooo:rsid="0015745a" officeooo:paragraph-rsid="0015745a" style:font-size-asian="17.5pt" style:font-size-complex="20pt"/>
    </style:style>
    <style:style style:name="P7" style:family="paragraph" style:parent-style-name="Standard">
      <style:text-properties fo:font-size="16pt" officeooo:rsid="001518c9" officeooo:paragraph-rsid="001518c9" style:font-size-asian="14pt" style:font-size-complex="16pt"/>
    </style:style>
    <style:style style:name="P8" style:family="paragraph" style:parent-style-name="Standard">
      <style:text-properties fo:font-size="32pt" officeooo:rsid="001518c9" officeooo:paragraph-rsid="001518c9" style:font-size-asian="28pt" style:font-size-complex="32pt"/>
    </style:style>
    <style:style style:name="P9" style:family="paragraph" style:parent-style-name="Standard">
      <style:text-properties fo:font-size="26pt" officeooo:rsid="001518c9" officeooo:paragraph-rsid="001518c9" style:font-size-asian="26pt" style:font-size-complex="26pt"/>
    </style:style>
    <style:style style:name="P10" style:family="paragraph" style:parent-style-name="Standard">
      <style:text-properties fo:font-size="26pt" officeooo:rsid="001518c9" officeooo:paragraph-rsid="001518c9" style:font-size-asian="22.75pt" style:font-size-complex="26pt"/>
    </style:style>
    <style:style style:name="P11" style:family="paragraph" style:parent-style-name="Standard">
      <style:text-properties fo:font-size="16pt" officeooo:rsid="001518c9" officeooo:paragraph-rsid="001518c9" style:font-size-asian="14pt" style:font-size-complex="16pt"/>
    </style:style>
    <style:style style:name="P12" style:family="paragraph" style:parent-style-name="Standard">
      <style:text-properties fo:font-size="16pt" officeooo:rsid="0015745a" officeooo:paragraph-rsid="0015745a" style:font-size-asian="14pt" style:font-size-complex="16pt"/>
    </style:style>
    <style:style style:name="P13" style:family="paragraph" style:parent-style-name="Standard">
      <style:text-properties fo:font-size="16pt" officeooo:rsid="00151b48" officeooo:paragraph-rsid="001518c9" style:font-size-asian="14pt" style:font-size-complex="16pt"/>
    </style:style>
    <style:style style:name="P14" style:family="paragraph" style:parent-style-name="Standard">
      <style:text-properties fo:font-size="16pt" officeooo:rsid="0016dbed" officeooo:paragraph-rsid="0016dbed" style:font-size-asian="14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51b48" style:font-size-asian="14pt" style:font-size-complex="16pt"/>
    </style:style>
    <style:style style:name="T3" style:family="text">
      <style:text-properties officeooo:rsid="0015745a"/>
    </style:style>
    <style:style style:name="T4" style:family="text">
      <style:text-properties officeooo:rsid="0016db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PROGRAMMING LANGUAGE CONCEPTS</text:p>
      <text:p text:style-name="P8"/>
      <text:p text:style-name="P8"/>
      <text:p text:style-name="P8">Lex and Yacc Project</text:p>
      <text:p text:style-name="P10"/>
      <text:p text:style-name="P10"/>
      <text:p text:style-name="P10">Ahmet Sefa Emre <text:s text:c="3"/>17290099</text:p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My language concepts:</text:p>
      <text:p text:style-name="P3"/>
      <text:p text:style-name="P3">#<text:span text:style-name="T1"> <text:tab/>“read” and “readc” is for take input from user.</text:span></text:p>
      <text:p text:style-name="P3">#<text:tab/>“o<text:span text:style-name="T1">utput” and “outputc “is for print the values.</text:span></text:p>
      <text:p text:style-name="P3">#<text:tab/><text:span text:style-name="T1">“end” finish the program.</text:span></text:p>
      <text:p text:style-name="P3">#<text:tab/>“<text:span text:style-name="T1">while” is while loop and “if – or” is for if else statements.</text:span></text:p>
      <text:p text:style-name="P3">#<text:tab/><text:span text:style-name="T1">“&gt;&gt;” is greater and “&lt;&lt;” is smaller conditions.</text:span></text:p>
      <text:p text:style-name="P3">#<text:tab/><text:span text:style-name="T1">“?=” is for is it equal and “!=” is for not equation symbols.</text:span></text:p>
      <text:p text:style-name="P3">#<text:tab/>“//” <text:span text:style-name="T1">comment symbol.</text:span></text:p>
      <text:p text:style-name="P3">#<text:tab/><text:span text:style-name="T1">“||” is or symbol and “&amp;&amp;” is and symbol.</text:span></text:p>
      <text:p text:style-name="P7"/>
      <text:p text:style-name="P7"/>
      <text:p text:style-name="P7"/>
      <text:p text:style-name="P12">(ERRORS)</text:p>
      <text:p text:style-name="P7"/>
      <text:p text:style-name="P3">#<text:tab/><text:span text:style-name="T1">“</text:span><text:span text:style-name="T2">output error” is occur when user doesnt enter the proper command </text:span></text:p>
      <text:p text:style-name="P13"><text:tab/>for printing.</text:p>
      <text:p text:style-name="P13"/>
      <text:p text:style-name="P3">#<text:tab/>“<text:span text:style-name="T2">read error” is occur when user doesnt enter the proper command for <text:tab/>take values from users.</text:span></text:p>
      <text:p text:style-name="P3"/>
      <text:p text:style-name="P3">#<text:tab/>“<text:span text:style-name="T2">tanimlanamayan ifade” is occur when user enter the input which is <text:tab/>not belong the language.</text:span></text:p>
      <text:p text:style-name="P3"/>
      <text:p text:style-name="P3">#<text:tab/>“<text:span text:style-name="T2">syntax error” is for when users input is wrong.</text:span></text:p>
      <text:p text:style-name="P13"/>
      <text:p text:style-name="P3"/>
      <text:p text:style-name="P3">#<text:tab/>“<text:span text:style-name="T2">condition error “ is occur when user enter the wrong condition <text:tab/>commands.</text:span></text:p>
      <text:p text:style-name="P7"/>
      <text:p text:style-name="P4"/>
      <text:p text:style-name="P7"/>
      <text:p text:style-name="P7"/>
      <text:p text:style-name="P5"/>
      <text:p text:style-name="P6"><text:soft-page-break/>BNF NOTATION OF LANGUAGE</text:p>
      <text:p text:style-name="P7"><text:span text:style-name="T4">&lt;</text:span>stmts<text:span text:style-name="T4">&gt;:</text:span> :<text:span text:style-name="T4">&lt;</text:span>exit_<text:span text:style-name="T4">&gt;</text:span><text:tab/><text:tab/></text:p>
      <text:p text:style-name="P7"><text:s text:c="6"/>|<text:span text:style-name="T4">&lt;</text:span>stmt<text:span text:style-name="T4">&gt;&lt;</text:span> stmts<text:span text:style-name="T4">&gt;</text:span> <text:s text:c="3"/></text:p>
      <text:p text:style-name="P7"><text:s text:c="6"/>;</text:p>
      <text:p text:style-name="P7"><text:span text:style-name="T4">&lt;</text:span>stmt<text:span text:style-name="T4">&gt;</text:span> ::<text:span text:style-name="T4">&lt;</text:span>assign<text:span text:style-name="T4">&gt;</text:span><text:tab/><text:tab/><text:tab/></text:p>
      <text:p text:style-name="P7"><text:s text:c="5"/>|<text:span text:style-name="T4">&lt;</text:span>print_<text:span text:style-name="T4">&gt;</text:span> <text:span text:style-name="T4">&lt;</text:span>expr <text:span text:style-name="T4">&gt;</text:span><text:tab/><text:tab/><text:tab/></text:p>
      <text:p text:style-name="P7"><text:s text:c="5"/>|<text:span text:style-name="T4">&lt;</text:span>expr <text:span text:style-name="T4">&gt;&lt;</text:span>print_<text:span text:style-name="T4">&gt;</text:span><text:tab/><text:tab/><text:tab/></text:p>
      <text:p text:style-name="P7"><text:s text:c="5"/>|<text:span text:style-name="T4">&lt;</text:span>printc<text:span text:style-name="T4">&gt;</text:span> <text:span text:style-name="T4">&lt;</text:span>charecter<text:span text:style-name="T4">&gt;</text:span><text:tab/><text:tab/><text:tab/></text:p>
      <text:p text:style-name="P7"><text:s text:c="5"/>|<text:span text:style-name="T4">&lt;</text:span>expr<text:span text:style-name="T4">&gt;</text:span> <text:span text:style-name="T4">&lt;</text:span>printc<text:span text:style-name="T4">&gt;</text:span><text:tab/><text:tab/><text:tab/></text:p>
      <text:p text:style-name="P7"><text:s text:c="5"/>|<text:span text:style-name="T4">&lt;</text:span>scanc<text:span text:style-name="T4">&gt;</text:span> <text:span text:style-name="T4">&lt;</text:span>charecter<text:span text:style-name="T4">&gt;</text:span><text:tab/><text:tab/><text:tab/> </text:p>
      <text:p text:style-name="P7"><text:s text:c="5"/>|<text:span text:style-name="T4">&lt;</text:span>scan_<text:span text:style-name="T4">&gt;&lt;</text:span> expr<text:span text:style-name="T4">&gt;</text:span><text:tab/><text:tab/><text:tab/></text:p>
      <text:p text:style-name="P7"><text:s text:c="5"/>|<text:span text:style-name="T4">&lt;</text:span>charecter <text:span text:style-name="T4">&gt;&lt;</text:span>scanc<text:span text:style-name="T4">&gt;</text:span><text:tab/></text:p>
      <text:p text:style-name="P7"><text:s text:c="5"/>|<text:span text:style-name="T4">&lt;</text:span>expr<text:span text:style-name="T4">&gt;&lt;</text:span> scan_<text:span text:style-name="T4">&gt;</text:span><text:tab/><text:tab/><text:tab/></text:p>
      <text:p text:style-name="P7"><text:s text:c="5"/>|<text:span text:style-name="T4">&lt;</text:span>if_<text:span text:style-name="T4">&gt;</text:span>'('cond')'<text:span text:style-name="T4">&lt;</text:span>stmt<text:span text:style-name="T4">&gt;</text:span>%prec <text:span text:style-name="T4">&lt;</text:span>lower_<text:span text:style-name="T4">&gt;</text:span><text:tab/></text:p>
      <text:p text:style-name="P7"><text:s text:c="5"/>|if_'('cond')'stmt else_ stmt <text:s/><text:tab/></text:p>
      <text:p text:style-name="P7"><text:s text:c="5"/>|<text:span text:style-name="T4">&lt;</text:span>else_<text:span text:style-name="T4">&gt;&lt;</text:span> stmt<text:span text:style-name="T4">&gt;</text:span><text:tab/><text:tab/><text:tab/></text:p>
      <text:p text:style-name="P7"><text:s text:c="5"/>|<text:span text:style-name="T4">&lt;</text:span>while_<text:span text:style-name="T4">&gt;</text:span>'('cond')'<text:span text:style-name="T4">&lt;</text:span>stmt<text:span text:style-name="T4">&gt;</text:span><text:tab/><text:tab/></text:p>
      <text:p text:style-name="P7">;</text:p>
      <text:p text:style-name="P7"><text:span text:style-name="T4">&lt;</text:span>assign<text:span text:style-name="T4">&gt;</text:span>::<text:span text:style-name="T4">&lt;</text:span>charecter<text:span text:style-name="T4">&gt;</text:span>'='<text:span text:style-name="T4">&lt;e</text:span>xpr<text:span text:style-name="T4">&gt;</text:span><text:tab/><text:tab/> <text:s text:c="7"/></text:p>
      <text:p text:style-name="P7"><text:s text:c="6"/>;</text:p>
      <text:p text:style-name="P7"><text:span text:style-name="T4">&lt;</text:span>cond<text:span text:style-name="T4">&gt;</text:span>::<text:span text:style-name="T4">&lt;</text:span>cond '&gt;' <text:span text:style-name="T4">&lt;</text:span>expr<text:span text:style-name="T4">&gt;</text:span><text:tab/><text:tab/><text:tab/><text:tab/></text:p>
      <text:p text:style-name="P7"><text:s text:c="4"/>|<text:span text:style-name="T4">&lt;</text:span>cond<text:span text:style-name="T4">&gt;</text:span> '&lt;' <text:span text:style-name="T4">&lt;</text:span>expr<text:span text:style-name="T4">&gt;</text:span><text:tab/><text:tab/><text:tab/><text:tab/></text:p>
      <text:p text:style-name="P7"><text:s text:c="4"/>|<text:span text:style-name="T4">&lt;</text:span>cond<text:span text:style-name="T4">&gt;</text:span> GREATER <text:span text:style-name="T4">&lt;</text:span>expr<text:span text:style-name="T4">&gt;</text:span><text:tab/><text:tab/><text:tab/></text:p>
      <text:p text:style-name="P7"><text:s text:c="4"/>|<text:span text:style-name="T4">&lt;</text:span>cond<text:span text:style-name="T4">&gt;</text:span> SMALLER <text:span text:style-name="T4">&lt;</text:span>expr<text:span text:style-name="T4">&gt;</text:span><text:tab/><text:tab/><text:tab/><text:tab/></text:p>
      <text:p text:style-name="P7"><text:s text:c="4"/>|<text:span text:style-name="T4">&lt;</text:span>cond<text:span text:style-name="T4">&gt;</text:span> NOTEQ <text:s text:c="2"/><text:span text:style-name="T4">&lt;</text:span>expr<text:span text:style-name="T4">&gt;</text:span><text:tab/><text:tab/><text:tab/><text:tab/></text:p>
      <text:p text:style-name="P7"><text:s text:c="4"/>|<text:span text:style-name="T4">&lt;</text:span>cond<text:span text:style-name="T4">&gt;</text:span> EQOR <text:s text:c="3"/><text:span text:style-name="T4">&lt;</text:span>expr<text:span text:style-name="T4">&gt;</text:span><text:tab/><text:tab/><text:tab/><text:tab/></text:p>
      <text:p text:style-name="P7"><text:s text:c="4"/>|<text:span text:style-name="T4">&lt;</text:span>cond<text:span text:style-name="T4">&gt;</text:span> OR <text:tab/> <text:s/><text:span text:style-name="T4">&lt;</text:span>cond<text:span text:style-name="T4">&gt;</text:span><text:tab/><text:tab/><text:tab/></text:p>
      <text:p text:style-name="P7"><text:s text:c="4"/>|<text:span text:style-name="T4">&lt;</text:span>cond<text:span text:style-name="T4">&gt;</text:span> AND <text:s text:c="4"/><text:span text:style-name="T4">&lt;</text:span>cond<text:span text:style-name="T4">&gt;</text:span><text:tab/><text:tab/><text:tab/><text:tab/></text:p>
      <text:p text:style-name="P7"><text:s text:c="4"/>|<text:span text:style-name="T4">&lt;</text:span>expr<text:span text:style-name="T4">&gt;</text:span><text:tab/><text:tab/><text:tab/><text:tab/></text:p>
      <text:p text:style-name="P7"><text:s text:c="4"/>;</text:p>
      <text:p text:style-name="P7"><text:span text:style-name="T4">&lt;</text:span>expr<text:span text:style-name="T4">&gt;</text:span>::<text:span text:style-name="T4">&lt;</text:span>term<text:span text:style-name="T4">&gt;</text:span><text:tab/></text:p>
      <text:p text:style-name="P7"><text:s text:c="4"/>|<text:span text:style-name="T4">&lt;</text:span>expr<text:span text:style-name="T4">&gt;</text:span> <text:s/>'+' <text:s/><text:span text:style-name="T4">&lt;</text:span>term<text:span text:style-name="T4">&gt;</text:span><text:tab/></text:p>
      <text:p text:style-name="P7"><text:s text:c="4"/>|<text:span text:style-name="T4">&lt;</text:span>expr<text:span text:style-name="T4">&gt; </text:span>'-' <text:s/><text:span text:style-name="T4">&lt;</text:span>term<text:span text:style-name="T4">&gt;</text:span><text:tab/></text:p>
      <text:p text:style-name="P7"><text:tab/>;</text:p>
      <text:p text:style-name="P7"><text:span text:style-name="T4">&lt;</text:span>term<text:span text:style-name="T4">&gt;</text:span>::<text:span text:style-name="T4">&lt;</text:span>fact<text:span text:style-name="T4">&gt;</text:span><text:tab/><text:tab/></text:p>
      <text:p text:style-name="P7"><text:s text:c="4"/>|<text:span text:style-name="T4">&lt;</text:span>term<text:span text:style-name="T4">&gt;</text:span>'*' <text:span text:style-name="T4">&lt;</text:span>fac<text:span text:style-name="T4">t&gt;</text:span><text:tab/></text:p>
      <text:p text:style-name="P7"><text:s text:c="4"/>|<text:span text:style-name="T4">&lt;</text:span>term<text:span text:style-name="T4">&gt;</text:span>'/' <text:span text:style-name="T4">&lt;</text:span> fact<text:span text:style-name="T4">&gt;</text:span><text:tab/> <text:s text:c="3"/><text:span text:style-name="T4">&lt;</text:span> <text:span text:style-name="T3">fact&gt;::&lt;number&gt;</text:span></text:p>
      <text:p text:style-name="P7"><text:tab/><text:tab/><text:tab/><text:tab/><text:tab/> <text:s text:c="7"/><text:span text:style-name="T3">|&lt;charecter&gt;</text:span></text:p>
      <text:p text:style-name="P7"><text:s text:c="4"/>;<text:tab/><text:tab/><text:tab/><text:tab/><text:tab/><text:tab/>;<text:tab/></text:p>
      <text:p text:style-name="P14"><text:soft-page-break/>INPUTS AND OUTPUTS </text:p>
      <text:p text:style-name="P14"/>
      <text:p text:style-name="P14"/>
      <text:p text:style-name="P14">##<text:tab/><text:tab/><text:tab/><text:tab/><text:tab/><text:tab/><text:tab/><text:tab/><text:tab/>//</text:p>
      <text:p text:style-name="P14">a=78/2<text:tab/><text:tab/><text:tab/><text:tab/><text:tab/><text:tab/><text:tab/><text:tab/>printed 39</text:p>
      <text:p text:style-name="P14"><text:tab/>if(a&gt;&gt;35)<text:tab/><text:tab/><text:tab/><text:tab/><text:tab/><text:tab/><text:tab/>printed 168</text:p>
      <text:p text:style-name="P14"><text:tab/>b=56*3<text:tab/><text:tab/><text:tab/><text:tab/><text:tab/><text:tab/><text:tab/>printed 99</text:p>
      <text:p text:style-name="P14">while(b&gt;&gt;a+100 &amp;&amp; b&lt;200)<text:tab/><text:tab/><text:tab/><text:tab/>printed 108</text:p>
      <text:p text:style-name="P14">c=9*11<text:tab/><text:tab/><text:tab/><text:tab/><text:tab/><text:tab/><text:tab/><text:tab/>Done //</text:p>
      <text:p text:style-name="P14">d=a+b-c</text:p>
      <text:p text:style-name="P14">output a</text:p>
      <text:p text:style-name="P14">output b</text:p>
      <text:p text:style-name="P14">output c</text:p>
      <text:p text:style-name="P14">output d</text:p>
      <text:p text:style-name="P14">end</text:p>
      <text:p text:style-name="P14">##</text:p>
      <text:p text:style-name="P14"/>
      <text:p text:style-name="P14"/>
      <text:p text:style-name="P14"/>
      <text:p text:style-name="P14"/>
      <text:p text:style-name="P14"/>
      <text:p text:style-name="P14">##<text:tab/><text:tab/><text:tab/><text:tab/><text:tab/><text:tab/><text:tab/><text:tab/>//output error</text:p>
      <text:p text:style-name="P14">read a<text:tab/><text:tab/><text:tab/><text:tab/><text:tab/><text:tab/><text:tab/> <text:s/>read error </text:p>
      <text:p text:style-name="P14">b=9<text:tab/><text:tab/><text:tab/><text:tab/><text:tab/><text:tab/><text:tab/><text:tab/> <text:s/>printed -39</text:p>
      <text:p text:style-name="P14">b output<text:tab/><text:tab/><text:tab/><text:tab/><text:tab/><text:tab/><text:tab/> <text:s/>Done//</text:p>
      <text:p text:style-name="P14">c read</text:p>
      <text:p text:style-name="P14">d=9</text:p>
      <text:p text:style-name="P14">f=45 </text:p>
      <text:p text:style-name="P14">e=3</text:p>
      <text:p text:style-name="P14">m=d-f-e</text:p>
      <text:p text:style-name="P14">output m </text:p>
      <text:p text:style-name="P14">end</text:p>
      <text:p text:style-name="P14">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3:05:08.474664155</meta:creation-date>
    <meta:generator>LibreOffice/6.0.7.3$Linux_X86_64 LibreOffice_project/00m0$Build-3</meta:generator>
    <dc:date>2019-11-24T13:57:23.031457342</dc:date>
    <meta:editing-duration>PT9M55S</meta:editing-duration>
    <meta:editing-cycles>2</meta:editing-cycles>
    <meta:document-statistic meta:table-count="0" meta:image-count="0" meta:object-count="0" meta:page-count="4" meta:paragraph-count="84" meta:word-count="299" meta:character-count="2131" meta:non-whitespace-character-count="1567"/>
  </office:meta>
</office:document-meta>
</file>